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1cm"/>
    </style:style>
    <style:style style:name="co4" style:family="table-column">
      <style:table-column-properties fo:break-before="auto" style:column-width="4.31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e6" fo:border="0.06pt solid #000000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Blad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table:number-columns-spanned="3" table:number-rows-spanned="1">
            <text:p>Test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Result</text:p>
          </table:table-cell>
          <table:covered-table-cell table:style-name="ce4"/>
          <table:table-cell table:style-name="ce2"/>
          <table:table-cell table:style-name="ce4"/>
        </table:table-row>
        <table:table-row table:style-name="ro1">
          <table:table-cell table:style-name="ce2" office:value-type="string">
            <text:p>N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</text:p>
          </table:table-cell>
          <table:table-cell table:style-name="ce4" office:value-type="string">
            <text:p>Actual</text:p>
          </table:table-cell>
          <table:table-cell table:style-name="ce2" office:value-type="string">
            <text:p>Pass/Fail</text:p>
          </table:table-cell>
          <table:table-cell table:style-name="ce4" office:value-type="string">
            <text:p>Comm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nu</text:p>
          </table:table-cell>
          <table:table-cell office:value-type="string">
            <text:p>Down key</text:p>
          </table:table-cell>
          <table:table-cell office:value-type="string">
            <text:p>Next menu item selected</text:p>
          </table:table-cell>
          <table:table-cell table:style-name="ce3" office:value-type="string">
            <text:p>Next menu item selected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nu</text:p>
          </table:table-cell>
          <table:table-cell office:value-type="string">
            <text:p>Down key when on last menu item</text:p>
          </table:table-cell>
          <table:table-cell office:value-type="string">
            <text:p>First item selected</text:p>
          </table:table-cell>
          <table:table-cell table:style-name="ce3" office:value-type="string">
            <text:p>First item selected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enu</text:p>
          </table:table-cell>
          <table:table-cell office:value-type="string">
            <text:p>Hit enter when Credits is selected</text:p>
          </table:table-cell>
          <table:table-cell office:value-type="string">
            <text:p>Show Credits screen</text:p>
          </table:table-cell>
          <table:table-cell table:style-name="ce3" office:value-type="string">
            <text:p>Show Credits screen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enu</text:p>
          </table:table-cell>
          <table:table-cell office:value-type="string">
            <text:p>Hit esc when in menu</text:p>
          </table:table-cell>
          <table:table-cell office:value-type="string">
            <text:p>Exits the game</text:p>
          </table:table-cell>
          <table:table-cell table:style-name="ce3" office:value-type="string">
            <text:p>Exits the game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enu</text:p>
          </table:table-cell>
          <table:table-cell office:value-type="string">
            <text:p>Hit enter when Exit is selected</text:p>
          </table:table-cell>
          <table:table-cell office:value-type="string">
            <text:p>Exits the game</text:p>
          </table:table-cell>
          <table:table-cell table:style-name="ce3" office:value-type="string">
            <text:p>Nothing happens</text:p>
          </table:table-cell>
          <table:table-cell office:value-type="string">
            <text:p>F</text:p>
          </table:table-cell>
          <table:table-cell table:style-name="ce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enu</text:p>
          </table:table-cell>
          <table:table-cell office:value-type="string">
            <text:p>Hit space when Play is selected</text:p>
          </table:table-cell>
          <table:table-cell office:value-type="string">
            <text:p>Starts the game</text:p>
          </table:table-cell>
          <table:table-cell table:style-name="ce3" office:value-type="string">
            <text:p>Start the game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enu</text:p>
          </table:table-cell>
          <table:table-cell office:value-type="string">
            <text:p>Hit space when High score is selected</text:p>
          </table:table-cell>
          <table:table-cell office:value-type="string">
            <text:p>Shows high scores</text:p>
          </table:table-cell>
          <table:table-cell table:style-name="ce3" office:value-type="string">
            <text:p>Shows high scores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ame</text:p>
          </table:table-cell>
          <table:table-cell office:value-type="string">
            <text:p>Hit Q</text:p>
          </table:table-cell>
          <table:table-cell office:value-type="string">
            <text:p>Rotate left</text:p>
          </table:table-cell>
          <table:table-cell table:style-name="ce3" office:value-type="string">
            <text:p>Rotate left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ame</text:p>
          </table:table-cell>
          <table:table-cell office:value-type="string">
            <text:p>Hit E</text:p>
          </table:table-cell>
          <table:table-cell office:value-type="string">
            <text:p>Rotate right</text:p>
          </table:table-cell>
          <table:table-cell table:style-name="ce3" office:value-type="string">
            <text:p>Rotate right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ame</text:p>
          </table:table-cell>
          <table:table-cell office:value-type="string">
            <text:p>Rotate 90 left degrees and Hit left</text:p>
          </table:table-cell>
          <table:table-cell office:value-type="string">
            <text:p>Boat goes global left</text:p>
          </table:table-cell>
          <table:table-cell table:style-name="ce3" office:value-type="string">
            <text:p>Boat goes global left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ame</text:p>
          </table:table-cell>
          <table:table-cell office:value-type="string">
            <text:p>Rotate 90 left degrees and Hit right</text:p>
          </table:table-cell>
          <table:table-cell office:value-type="string">
            <text:p>Boat goes global right</text:p>
          </table:table-cell>
          <table:table-cell table:style-name="ce3" office:value-type="string">
            <text:p>Boat goes global left</text:p>
          </table:table-cell>
          <table:table-cell office:value-type="string">
            <text:p>F</text:p>
          </table:table-cell>
          <table:table-cell table:style-name="ce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ame</text:p>
          </table:table-cell>
          <table:table-cell office:value-type="string">
            <text:p>Rotate 90 right degrees and Hit up</text:p>
          </table:table-cell>
          <table:table-cell office:value-type="string">
            <text:p>Boat goes global up</text:p>
          </table:table-cell>
          <table:table-cell table:style-name="ce3" office:value-type="string">
            <text:p>Boat goes global up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ame</text:p>
          </table:table-cell>
          <table:table-cell office:value-type="string">
            <text:p>Rotate 90 right degrees and Hit down</text:p>
          </table:table-cell>
          <table:table-cell office:value-type="string">
            <text:p>Boat goes global down</text:p>
          </table:table-cell>
          <table:table-cell table:style-name="ce3" office:value-type="string">
            <text:p>Nothing happens</text:p>
          </table:table-cell>
          <table:table-cell office:value-type="string">
            <text:p>F</text:p>
          </table:table-cell>
          <table:table-cell table:style-name="ce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ame</text:p>
          </table:table-cell>
          <table:table-cell office:value-type="string">
            <text:p>Rotate left 90 degrees and Hit W</text:p>
          </table:table-cell>
          <table:table-cell office:value-type="string">
            <text:p>Boat goes forward</text:p>
          </table:table-cell>
          <table:table-cell table:style-name="ce3" office:value-type="string">
            <text:p>Boat goes forwar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ame</text:p>
          </table:table-cell>
          <table:table-cell office:value-type="string">
            <text:p>Rotate left 90 degrees and Hit A</text:p>
          </table:table-cell>
          <table:table-cell office:value-type="string">
            <text:p>Boat goes left</text:p>
          </table:table-cell>
          <table:table-cell table:style-name="ce3" office:value-type="string">
            <text:p>Boat goes lef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ame</text:p>
          </table:table-cell>
          <table:table-cell office:value-type="string">
            <text:p>Rotate right 90 degrees and Hit S</text:p>
          </table:table-cell>
          <table:table-cell office:value-type="string">
            <text:p>Boat goes backward</text:p>
          </table:table-cell>
          <table:table-cell table:style-name="ce3" office:value-type="string">
            <text:p>Boat goes backwar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ame</text:p>
          </table:table-cell>
          <table:table-cell office:value-type="string">
            <text:p>Rotate right 90 degrees and Hit D</text:p>
          </table:table-cell>
          <table:table-cell office:value-type="string">
            <text:p>Boat goes right</text:p>
          </table:table-cell>
          <table:table-cell table:style-name="ce3" office:value-type="string">
            <text:p>Boat goes righ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ame</text:p>
          </table:table-cell>
          <table:table-cell office:value-type="string">
            <text:p>Hit space</text:p>
          </table:table-cell>
          <table:table-cell office:value-type="string">
            <text:p>Boat fires</text:p>
          </table:table-cell>
          <table:table-cell table:style-name="ce3" office:value-type="string">
            <text:p>Boat fires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ame</text:p>
          </table:table-cell>
          <table:table-cell office:value-type="string">
            <text:p>Hit F</text:p>
          </table:table-cell>
          <table:table-cell office:value-type="string">
            <text:p>Boat fires</text:p>
          </table:table-cell>
          <table:table-cell table:style-name="ce3" office:value-type="string">
            <text:p>Boat fires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ame</text:p>
          </table:table-cell>
          <table:table-cell office:value-type="string">
            <text:p>Hit esc</text:p>
          </table:table-cell>
          <table:table-cell office:value-type="string">
            <text:p>Go to highscore and end</text:p>
          </table:table-cell>
          <table:table-cell table:style-name="ce3" office:value-type="string">
            <text:p>Go to highscore and en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ame</text:p>
          </table:table-cell>
          <table:table-cell office:value-type="string">
            <text:p>Fire</text:p>
          </table:table-cell>
          <table:table-cell office:value-type="string">
            <text:p>Spawn bullet, decrease ammo</text:p>
          </table:table-cell>
          <table:table-cell office:value-type="string">
            <text:p>Spawns bullet, ammo constant</text:p>
          </table:table-cell>
          <table:table-cell office:value-type="string">
            <text:p>F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table:number-columns-repeated="6"/>
        </table:table-row>
        <table:table-row table:style-name="ro3">
          <table:table-cell office:value-type="float" office:value="23">
            <text:p>23</text:p>
          </table:table-cell>
          <table:table-cell table:number-columns-repeated="6"/>
        </table:table-row>
        <table:table-row table:style-name="ro3">
          <table:table-cell office:value-type="float" office:value="24">
            <text:p>24</text:p>
          </table:table-cell>
          <table:table-cell table:number-columns-repeated="6"/>
        </table:table-row>
        <table:table-row table:style-name="ro3">
          <table:table-cell office:value-type="float" office:value="25">
            <text:p>25</text:p>
          </table:table-cell>
          <table:table-cell table:number-columns-repeated="6"/>
        </table:table-row>
        <table:table-row table:style-name="ro3">
          <table:table-cell office:value-type="float" office:value="26">
            <text:p>26</text:p>
          </table:table-cell>
          <table:table-cell table:number-columns-repeated="6"/>
        </table:table-row>
        <table:table-row table:style-name="ro3">
          <table:table-cell office:value-type="float" office:value="27">
            <text:p>27</text:p>
          </table:table-cell>
          <table:table-cell table:number-columns-repeated="6"/>
        </table:table-row>
        <table:table-row table:style-name="ro3">
          <table:table-cell office:value-type="float" office:value="28">
            <text:p>28</text:p>
          </table:table-cell>
          <table:table-cell table:number-columns-repeated="6"/>
        </table:table-row>
        <table:table-row table:style-name="ro3" table:number-rows-repeated="1048545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00-00-00</text:date>, <text:time style:data-style-name="N2" text:time-value="0000-00-00T16:40:47.28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4:53:39.53</meta:creation-date>
    <dc:date>2013-05-02T17:18:21.90</dc:date>
    <meta:editing-duration>PT25M31S</meta:editing-duration>
    <meta:editing-cycles>5</meta:editing-cycles>
    <meta:generator>LibreOffice/4.0.0.3$Windows_x86 LibreOffice_project/7545bee9c2a0782548772a21bc84a9dcc583b89</meta:generator>
    <meta:document-statistic meta:table-count="1" meta:cell-count="142" meta:object-count="0"/>
  </office:meta>
</office:document-meta>
</file>